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aca inżynierska – Anna Boratyńska</text:p>
      <text:p text:style-name="Standard"/>
      <text:p text:style-name="Standard"/>
      <text:p text:style-name="P4">Aplikacja mobilna służąca do rejestracji treningu biegowego oraz posiadająca funkcję dziennika treningowego dla biegaczy.</text:p>
      <text:p text:style-name="P1"/>
      <text:p text:style-name="P2"><text:span text:style-name="T1">Projekt</text:span>:</text:p>
      <text:p text:style-name="P2">W ramach pracy inżynierskiej mam zamiar stworzyć aplikację służącą do rejestrowania treningu biegowego, tzn. aplikacja w trakcie trwania biegu będzie pokazywała takie parametry jak czas trwania, przebiegnięty dystans, średnie tempo itp. Zarejestrowany trening będzie można zapisać do bazy danych. Aplikacja będzie także spełniała funkcję dzienniczka treningowego. Będzie można ręcznie dodać do niego wykonany trening uzupełniający. Wszystkie treningi będzie można przeglądać i w razie potrzeby usunąć. Aplikacja ma być prosta w obsłudze, działać zaraz po pobraniu, nie wymagać zakładania konta, czy logowania (motywacja w streszczeniu). </text:p>
      <text:p text:style-name="P2"/>
      <text:p text:style-name="P2">Aplikacja będzie stworzona <text:s/>w środowisku Android Studio z wykorzystaniem modułu GPS oraz SQLite lub Firebase do stworzenia i komunikacji z bazą danych.</text:p>
      <text:p text:style-name="P2"/>
      <text:p text:style-name="P3"><text:span text:style-name="T2">Plan pracy</text:span><text:span text:style-name="T3">:</text:span></text:p>
      <text:p text:style-name="P2"><text:span text:style-name="T1">7-10.10</text:span>: Zebranie informacji i wiedzy na temat Firebase i zdecydowanie, czy użyć SQLite,czy Firebase </text:p>
      <text:p text:style-name="P2"><text:span text:style-name="T1">10-14.10</text:span>: Stworzenie modelu konceptualnego i fizycznego bazy danych </text:p>
      <text:p text:style-name="P2"><text:span text:style-name="T1">14-21.10</text:span>: Stworzenie szkieletu aplikacji w Android Studio </text:p>
      <text:p text:style-name="P2"><text:span text:style-name="T1">21-31.10</text:span>: Połączenie GPS z aplikacją (już coś się powinno wyświetlać przy rejestracji treningu) </text:p>
      <text:p text:style-name="P2"><text:span text:style-name="T1">1-6.11</text:span>: Zapisywanie zarejestrowanych treningów do bazy </text:p>
      <text:p text:style-name="P2"><text:span text:style-name="T1">6-15.11</text:span>: Dodawanie treningów uzupełniających do dzienniczka treningowego i praca z nim (wyświetlanie, usuwanie, zestawienia?) </text:p>
      <text:p text:style-name="P2"><text:span text:style-name="T1">15-21.11</text:span>: Wygląd aplikacji </text:p>
      <text:p text:style-name="P2"><text:span text:style-name="T1">21-28.11</text:span>: Testy, poprawki, uzupełniania </text:p>
      <text:p text:style-name="P2"><text:span text:style-name="T1">30.11</text:span>: Wersja final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na Nowacka</meta:initial-creator>
    <meta:creation-date>2020-10-07T21:36:01.83</meta:creation-date>
    <dc:date>2020-10-07T22:11:03.59</dc:date>
    <dc:creator>Anna Nowacka</dc:creator>
    <meta:editing-duration>PT19M20S</meta:editing-duration>
    <meta:editing-cycles>2</meta:editing-cycles>
    <meta:generator>OpenOffice/4.1.6$Win32 OpenOffice.org_project/416m1$Build-9790</meta:generator>
    <meta:document-statistic meta:table-count="0" meta:image-count="0" meta:object-count="0" meta:page-count="1" meta:paragraph-count="15" meta:word-count="200" meta:character-count="1557"/>
  </office:meta>
</office:document-meta>
</file>